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Ubuntu" svg:font-family="Ubuntu"/>
    <style:font-face style:name="DejaVu Sans1" svg:font-family="'DejaVu Sans'" style:font-family-generic="swiss"/>
    <style:font-face style:name="LMMonoLtCond10" svg:font-family="LMMonoLtCond10" style:font-pitch="fixed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Jomolhari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Jomolhari" fo:font-size="13pt" style:font-size-asian="13pt" style:font-size-complex="13pt"/>
    </style:style>
    <style:style style:name="P3" style:family="paragraph" style:parent-style-name="Standard">
      <style:text-properties style:font-name="Jomolhari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Jomolhari1" fo:font-size="13pt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Jomolhari1" fo:font-size="13pt" style:font-size-asian="13pt" style:font-size-complex="13pt"/>
    </style:style>
    <style:style style:name="P13" style:family="paragraph" style:parent-style-name="Standard">
      <style:text-properties style:font-name="FreeMono"/>
    </style:style>
    <style:style style:name="P14" style:family="paragraph" style:parent-style-name="Standard">
      <style:paragraph-properties fo:text-align="start" style:justify-single-word="false"/>
      <style:text-properties style:font-name="FreeMono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Jomolhari1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>
      <style:paragraph-properties fo:text-align="start" style:justify-single-word="false" fo:background-color="#c0c0c0">
        <style:background-image/>
      </style:paragraph-properties>
      <style:text-properties fo:color="#000000" style:font-name="Jomolhari1" fo:font-size="13pt" style:text-underline-style="none" fo:font-weight="bold" style:font-size-asian="13pt" style:font-weight-asian="bold" style:font-size-complex="13pt" style:font-weight-complex="bold"/>
    </style:style>
    <style:style style:name="P19" style:family="paragraph">
      <style:paragraph-properties fo:text-align="center"/>
    </style:style>
    <style:style style:name="T1" style:family="text">
      <style:text-properties style:font-name="FreeMono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Liberation Serif1" fo:font-weight="normal" style:font-weight-asian="normal" style:font-weight-complex="normal"/>
    </style:style>
    <style:style style:name="T6" style:family="text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erif1" fo:font-size="12pt" style:font-size-asian="12pt" style:font-size-complex="12pt"/>
    </style:style>
    <style:style style:name="T8" style:family="text">
      <style:text-properties style:font-name="Jomolhari"/>
    </style:style>
    <style:style style:name="T9" style:family="text">
      <style:text-properties style:font-name="Jomolhari" fo:font-size="13pt" style:font-size-asian="13pt" style:font-size-complex="13pt"/>
    </style:style>
    <style:style style:name="T10" style:family="text">
      <style:text-properties fo:color="#000000" style:text-underline-style="none" fo:font-weight="normal" style:font-weight-asian="normal" style:font-weight-complex="normal"/>
    </style:style>
    <style:style style:name="T11" style:family="text">
      <style:text-properties fo:color="#000000" style:font-name="Liberation Serif1" style:text-underline-style="none" fo:font-weight="normal" style:font-weight-asian="normal" style:font-weight-complex="normal"/>
    </style:style>
    <style:style style:name="T12" style:family="text">
      <style:text-properties fo:color="#000000" style:font-name="Liberation Serif1" fo:font-size="13pt" style:text-underline-style="none" fo:font-weight="normal" style:font-size-asian="13pt" style:font-weight-asian="normal" style:font-size-complex="13pt" style:font-weight-complex="normal"/>
    </style:style>
    <style:style style:name="T13" style:family="text"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color="#000000" style:font-name="Jomolhari" fo:font-size="13pt" style:text-underline-style="none" fo:font-weight="normal" style:font-size-asian="13pt" style:font-weight-asian="normal" style:font-size-complex="13pt" style:font-weight-complex="normal"/>
    </style:style>
    <style:style style:name="T15" style:family="text">
      <style:text-properties fo:color="#000000" style:font-name="Jomolhari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16" style:family="text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T17" style:family="text">
      <style:text-properties fo:color="#000000" style:font-name="FreeMono" fo:font-size="13pt" style:text-underline-style="none" fo:font-weight="normal" style:font-size-asian="13pt" style:font-weight-asian="normal" style:font-size-complex="13pt" style:font-weight-complex="normal"/>
    </style:style>
    <style:style style:name="T18" style:family="text">
      <style:text-properties style:font-name="Jomolhari1"/>
    </style:style>
    <style:style style:name="T19" style:family="text">
      <style:text-properties style:text-position="sub 58%"/>
    </style:style>
    <style:style style:name="T20" style:family="text">
      <style:text-properties style:text-position="0% 100%"/>
    </style:style>
    <style:style style:name="T21" style:family="text">
      <style:text-properties style:text-position="0% 100%" style:font-name="Ubuntu"/>
    </style:style>
    <style:style style:name="T22" style:family="text">
      <style:text-properties style:text-position="0% 100%" style:font-name="Ubuntu" fo:font-style="normal" style:font-style-asian="normal" style:font-style-complex="normal"/>
    </style:style>
    <style:style style:name="T23" style:family="text">
      <style:text-properties style:text-position="0% 100%" fo:font-style="normal" style:font-style-asian="normal" style:font-style-complex="normal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tab/>Introduction to YACC</text:p>
      <text:p text:style-name="P3"/>
      <text:p text:style-name="P2"><text:span text:style-name="T2">YACC (Yet Another Compiler Compiler) is a tool used to generate a parser. </text:span><text:span text:style-name="T2">This document is a tutorial for the use of YACC to generate a parser for SIL. </text:span><text:span text:style-name="T2">YACC </text:span><text:span text:style-name="T2">translates the Context Free Grammar (CFG) specifications </text:span><text:span text:style-name="T2">(given as input in </text:span><text:span text:style-name="T6">input_file.y</text:span><text:span text:style-name="T2">) </text:span><text:span text:style-name="T2">into a C implementation </text:span><text:span text:style-name="T2">(</text:span><text:span text:style-name="T5">y.tab.c</text:span><text:span text:style-name="T2">) </text:span><text:span text:style-name="T2">of a corresponding </text:span><text:span text:style-name="T2">push down automaton i.e., a finite state machine with a stack.</text:span><text:span text:style-name="T2"> </text:span><text:span text:style-name="T2">This C program when compiled, yields an executable parser.</text:span></text:p>
      <text:p text:style-name="P4"><draw:custom-shape text:anchor-type="paragraph" draw:z-index="0" draw:style-name="gr1" draw:text-style-name="P19" svg:width="1.3335in" svg:height="0.6878in" svg:x="2.6583in" svg:y="0.0917in"><text:p text:style-name="P19">YAC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y.tab.c</text:p></draw:text-box></draw:frame><draw:frame text:anchor-type="paragraph" draw:z-index="14" draw:style-name="gr4" svg:width="0.8961in" svg:height="0.1925in" svg:x="0.45in" svg:y="0.0756in"><draw:text-box><text:p>input_file.y</text:p></draw:text-box></draw:frame></text:p>
      <text:p text:style-name="P4"/>
      <text:p text:style-name="P4"><text:tab/></text:p>
      <text:p text:style-name="P4"><draw:custom-shape text:anchor-type="paragraph" draw:z-index="1" draw:style-name="gr1" svg:width="1.3335in" svg:height="0.6878in" svg:x="2.6583in" svg:y="0.1425in"><text:p text:style-name="P19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y.tab.c</text:p></draw:text-box></draw:frame></text:p>
      <text:p text:style-name="P4"/>
      <text:p text:style-name="P5"/>
      <text:p text:style-name="P5"><draw:custom-shape text:anchor-type="paragraph" draw:z-index="2" draw:style-name="gr1" svg:width="1.3335in" svg:height="0.6878in" svg:x="2.6583in" svg:y="0.1043in"><text:p text:style-name="P19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 </text:p>
      <text:p text:style-name="P5"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style-name="gr3" svg:width="0.8961in" svg:height="0.2189in" svg:x="5.5689in" svg:y="0.0756in"><draw:text-box><text:p>Output</text:p></draw:text-box></draw:frame><draw:frame text:anchor-type="paragraph" draw:z-index="12" draw:style-name="gr3" svg:width="0.8961in" svg:height="0.2189in" svg:x="0.45in" svg:y="0.0756in"><draw:text-box><text:p>Input</text:p></draw:text-box></draw:frame></text:p>
      <text:p text:style-name="P5"/>
      <text:p text:style-name="P6"/>
      <text:p text:style-name="P12"><text:span text:style-name="T10">The source SIL program is fed as the input to the generated parser (</text:span><text:span text:style-name="T11">a.out</text:span><text:span text:style-name="T10">) </text:span><text:span text:style-name="T10">which </text:span><text:span text:style-name="T13">parses</text:span><text:span text:style-name="T10"> through the program and checks if the program can be derived from the </text:span><text:span text:style-name="T10">CFG specification in the </text:span><text:span text:style-name="T11">input_file.y</text:span><text:span text:style-name="T10"> file. </text:span></text:p>
      <text:p text:style-name="P6"/>
      <text:p text:style-name="P6"><text:tab/>A parser is a program that <text:span text:style-name="T4">parses</text:span> through an input file to check if it is in accordance with a grammar specification. Parsing is the process of analyzing a string of symbols of a particular language (in this case SIL) according to the rules of a grammar specifications. The SIL<text:span text:style-name="T8"> </text:span><text:span text:style-name="T8">syntax consists of</text:span><text:span text:style-name="T8"> precise rules that </text:span><text:span text:style-name="T8">de</text:span><text:span text:style-name="T8">scribe the structure of well formed programs </text:span><text:span text:style-name="T8">in SIL</text:span><text:span text:style-name="T8">. The syntax of </text:span><text:span text:style-name="T8">SIL</text:span><text:span text:style-name="T8"> constructs can be specified by </text:span><text:span text:style-name="T8">using</text:span><text:span text:style-name="T8"> </text:span><text:span text:style-name="T8">Context Free Grammar</text:span><text:span text:style-name="T8">s </text:span><text:span text:style-name="T8">in a YACC program</text:span><text:span text:style-name="T8">.</text:span></text:p>
      <text:p text:style-name="P6"/>
      <text:p text:style-name="P6"/>
      <text:p text:style-name="P6">Example:</text:p>
      <text:p text:style-name="P6"/>
      <text:p text:style-name="P8">grammar<text:tab/>:<text:tab/>variable '=' value<text:tab/><text:tab/>{printf(“ end ”);}</text:p>
      <text:p text:style-name="P8"><text:tab/><text:tab/>;</text:p>
      <text:p text:style-name="P8"/>
      <text:p text:style-name="P8">variable<text:tab/>:<text:tab/>'a'|'b'<text:tab/><text:tab/><text:tab/><text:tab/>{printf(“ variable ”);}</text:p>
      <text:p text:style-name="P8"><text:tab/><text:tab/>;</text:p>
      <text:p text:style-name="P8"/>
      <text:p text:style-name="P8">value<text:tab/>:<text:tab/>'0'|'1'<text:tab/><text:tab/><text:tab/><text:tab/>{printf(“ value ”);}</text:p>
      <text:p text:style-name="P8"><text:tab/><text:tab/>;</text:p>
      <text:p text:style-name="P8"/>
      <text:p text:style-name="P6">Sample Input/Output:</text:p>
      <text:p text:style-name="P6"><text:soft-page-break/></text:p>
      <text:p text:style-name="P8">I:<text:tab/>a=1</text:p>
      <text:p text:style-name="P8">O:<text:tab/>variable value end</text:p>
      <text:p text:style-name="P8"/>
      <text:p text:style-name="P8">I:<text:tab/>a=</text:p>
      <text:p text:style-name="P8">O:<text:tab/>variable</text:p>
      <text:p text:style-name="P8"><text:tab/>syntax error<text:tab/></text:p>
      <text:p text:style-name="P8"/>
      <text:p text:style-name="P8">I:<text:tab/>s=5$</text:p>
      <text:p text:style-name="P8">O:<text:tab/>syntax error</text:p>
      <text:p text:style-name="P6"><text:tab/></text:p>
      <text:p text:style-name="P6">This example demonstrates the specification of rules in YACC. <text:s/>In this example there are 3 production parts and 3 corresponding action parts. (Note that there are actually 5 productions and the latter 4 have been composed into 2 productions, hence resulting in 3 compact productions) Consider the first rule. This rule with the production <text:span text:style-name="T3">head</text:span> <text:span text:style-name="T1">grammar</text:span> (LHS of <text:span text:style-name="T1">:</text:span> ) specifies that when the parser has matched the given input with the <text:span text:style-name="T3">body</text:span> of the production (RHS of <text:span text:style-name="T1">: </text:span><text:span text:style-name="T8">), </text:span><text:span text:style-name="T8">it must execute the corresponding action (enclosed within </text:span><text:span text:style-name="T1">{ </text:span><text:span text:style-name="T8">and </text:span><text:span text:style-name="T1">}</text:span><text:span text:style-name="T8">).</text:span></text:p>
      <text:p text:style-name="P9"/>
      <text:p text:style-name="P6"><text:span text:style-name="T8">Note: </text:span><text:span text:style-name="T8">I</text:span><text:span text:style-name="T8">f the input does not match the grammar specification </text:span><text:span text:style-name="T8">of </text:span><text:span text:style-name="T8">the YACC generated parser, </text:span><text:span text:style-name="T8">it</text:span><text:span text:style-name="T8"> will print an auto-generated “</text:span><text:span text:style-name="T1">syntax error</text:span><text:span text:style-name="T8">” message </text:span><text:span text:style-name="T8">on the screen</text:span><text:span text:style-name="T8">.</text:span></text:p>
      <text:p text:style-name="P9"/>
      <text:p text:style-name="P11"/>
      <text:p text:style-name="P11"/>
      <text:p text:style-name="P11"/>
      <text:p text:style-name="P11"/>
      <text:p text:style-name="P11">2<text:tab/>The structure of YACC programs</text:p>
      <text:p text:style-name="P11"/>
      <text:p text:style-name="P6">A LEX program consists of three sections : Declarations, Rules and Auxiliary functions.</text:p>
      <text:p text:style-name="P6"/>
      <text:p text:style-name="P6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6"/>
      <text:p text:style-name="P6"/>
      <text:p text:style-name="P6"/>
      <text:p text:style-name="P6"/>
      <text:p text:style-name="P6"/>
      <text:p text:style-name="P10"/>
      <text:p text:style-name="P10">2.1<text:tab/>Declarations</text:p>
      <text:p text:style-name="P10"/>
      <text:p text:style-name="P9">The Declarations sections of a YACC program consists of two parts, <text:span text:style-name="T4">C declarations <text:s/>and YACC Declarations</text:span>.</text:p>
      <text:p text:style-name="P9"><text:soft-page-break/></text:p>
      <text:p text:style-name="P15"><text:span text:style-name="T14"><text:tab/>The C Declarations are delimited by </text:span><text:span text:style-name="T17">%{</text:span><text:span text:style-name="T14"> and </text:span><text:span text:style-name="T17">%}.</text:span><text:span text:style-name="T14"> This part consists of all the declarations required for the C code written in the </text:span><text:span text:style-name="T15">Actions</text:span><text:span text:style-name="T14"> section and the</text:span><text:span text:style-name="T14"> </text:span><text:span text:style-name="T14">Auxiliary functions section. The contents of this section are directly copied into </text:span><text:span text:style-name="T14">the generated</text:span><text:span text:style-name="T14"> </text:span><text:span text:style-name="T12">y.tab.c </text:span><text:span text:style-name="T9">file</text:span><text:span text:style-name="T12"> </text:span><text:span text:style-name="T14">without any modification</text:span><text:span text:style-name="T12">. </text:span><text:span text:style-name="T14"><text:s/></text:span></text:p>
      <text:p text:style-name="P9"/>
      <text:p text:style-name="P9">Example:</text:p>
      <text:p text:style-name="P8"/>
      <text:p text:style-name="P8">%{</text:p>
      <text:p text:style-name="P8"/>
      <text:p text:style-name="P8">#include&lt;stdio.h&gt;</text:p>
      <text:p text:style-name="P8"/>
      <text:p text:style-name="P8">%}</text:p>
      <text:p text:style-name="P8"/>
      <text:p text:style-name="P8">%token NUM PLUS</text:p>
      <text:p text:style-name="P8"/>
      <text:p text:style-name="P8">%%</text:p>
      <text:p text:style-name="P8"/>
      <text:p text:style-name="P8">expr<text:tab/>:<text:tab/>expr PLUS expr</text:p>
      <text:p text:style-name="P8"><text:tab/>|<text:tab/>NUM</text:p>
      <text:p text:style-name="P8"><text:tab/>;</text:p>
      <text:p text:style-name="P8">%%</text:p>
      <text:p text:style-name="P8"><text:tab/>/* Auxiliary functions */</text:p>
      <text:p text:style-name="P9"/>
      <text:p text:style-name="P14"><text:span text:style-name="T14">The YACC Declarations consists of declarations of grammar tokens. In the above example </text:span><text:span text:style-name="T16">NUM</text:span><text:span text:style-name="T14"> </text:span><text:span text:style-name="T14">and </text:span><text:span text:style-name="T17">PLUS</text:span><text:span text:style-name="T14"> a</text:span><text:span text:style-name="T14">re</text:span><text:span text:style-name="T14"> token</text:span><text:span text:style-name="T14">s</text:span><text:span text:style-name="T14">. </text:span><text:span text:style-name="T14">A</text:span><text:span text:style-name="T14"> token represents an input string which is obtained by calling yylex() </text:span><text:span text:style-name="T14">(To be discussed in detail later). </text:span><text:span text:style-name="T14">The tokens declared in this section are used in the Rules section. </text:span></text:p>
      <text:p text:style-name="P9"/>
      <text:p text:style-name="P10">2.2<text:tab/>Rules</text:p>
      <text:p text:style-name="P8"/>
      <text:p text:style-name="P9"><text:span text:style-name="T18">A rule in a YACC program comprises of two parts (i) the </text:span><text:span text:style-name="T18">production</text:span><text:span text:style-name="T18"> part and (ii) the action part. </text:span><text:span text:style-name="T18">The syntax of SIL is specified in this section of the YACC program in the form of CFG which consists of many productions and associated semantic actions. </text:span><text:span text:style-name="T18">A</text:span><text:span text:style-name="T18"> </text:span><text:span text:style-name="T18">rule in YACC</text:span><text:span text:style-name="T18"> is of the form:</text:span></text:p>
      <text:p text:style-name="P8"/>
      <text:p text:style-name="P8">production_head<text:tab/>:<text:tab/>production_body<text:tab/>{Action in C } ;</text:p>
      <text:p text:style-name="P6"><text:s/></text:p>
      <text:p text:style-name="P6"/>
      <text:p text:style-name="P10">2.2.1<text:tab/>Productions</text:p>
      <text:p text:style-name="P9"/>
      <text:p text:style-name="P6">Example:</text:p>
      <text:p text:style-name="P6"/>
      <text:p text:style-name="P8">expr<text:tab/>:<text:tab/>expr PLUS expr</text:p>
      <text:p text:style-name="P8"/>
      <text:p text:style-name="P9"><text:span text:style-name="T18">Each production consists of a production head and a production body. </text:span><text:soft-page-break/><text:span text:style-name="T18">Consider the production <text:s/></text:span><text:span text:style-name="T1">expr<text:tab/>:<text:tab/>expr </text:span><text:span text:style-name="T1">PLUS</text:span><text:span text:style-name="T1"> expr . </text:span><text:span text:style-name="T18">The </text:span><text:span text:style-name="T1">expr</text:span><text:span text:style-name="T18"> on the LHS of the</text:span><text:span text:style-name="T1"> : </text:span>in the production <text:span text:style-name="T18">is called the head of the production and the </text:span><text:span text:style-name="T1">expr </text:span><text:span text:style-name="T1">PLUS</text:span><text:span text:style-name="T1"> expr</text:span><text:span text:style-name="T18"> on the RHS of the </text:span><text:span text:style-name="T1">: </text:span><text:span text:style-name="T18">is called the body of the production. </text:span></text:p>
      <text:p text:style-name="P9"><text:tab/>The body of a production may contain zero or more grammar symbols which can be either <text:span text:style-name="T4">tokens or</text:span><text:span text:style-name="T3"> variables</text:span>. <text:span text:style-name="T1">PLUS</text:span> is a token and <text:span text:style-name="T1">expr</text:span> is a variable. A token used in a production of a rule must be appropriately declared in the Declarations section. The head of a production is always a variable. Every variable in a grammar must have a corresponding production body.</text:p>
      <text:p text:style-name="P9"/>
      <text:p text:style-name="P9"><text:tab/></text:p>
      <text:p text:style-name="P10">2.2.2<text:tab/>Actions</text:p>
      <text:p text:style-name="P9"/>
      <text:p text:style-name="P9"><text:span text:style-name="T1">yyparse()</text:span> is a function found in y.tab.c that is responsible for parsing through the input file. The action corresponding to a production is executed by <text:span text:style-name="T1">yyparse() </text:span>only when the entire body of the production has been matched with the given input. <text:span text:style-name="T1">yyparse()</text:span> contains the implementation of the push down automaton which is used to parse an given input file. <text:span text:style-name="T1">y</text:span><text:span text:style-name="T1">ylex()</text:span> is invoked by <text:span text:style-name="T1">yyparse()</text:span> to read the input file. <text:span text:style-name="T1">yylex()</text:span> scans through the input file and returns tokens from the input file. </text:p>
      <text:p text:style-name="P6"/>
      <text:p text:style-name="P6">Example:</text:p>
      <text:p text:style-name="P6"/>
      <text:p text:style-name="P8">%{</text:p>
      <text:p text:style-name="P8"/>
      <text:p text:style-name="P8">#include&lt;stdio.h&gt;</text:p>
      <text:p text:style-name="P8"/>
      <text:p text:style-name="P8">%}</text:p>
      <text:p text:style-name="P8"/>
      <text:p text:style-name="P8">%token NUM PLUS</text:p>
      <text:p text:style-name="P8"/>
      <text:p text:style-name="P8">%%</text:p>
      <text:p text:style-name="P8"/>
      <text:p text:style-name="P8">expr<text:tab/>:<text:tab/>expr PLUS expr<text:tab/>{printf(“parsing complete”);}</text:p>
      <text:p text:style-name="P8"><text:tab/>|<text:tab/>NUM<text:tab/><text:tab/><text:tab/><text:tab/></text:p>
      <text:p text:style-name="P8"><text:tab/>;</text:p>
      <text:p text:style-name="P8">%%</text:p>
      <text:p text:style-name="P8"><text:tab/>/* Auxiliary functions */</text:p>
      <text:p text:style-name="P6"/>
      <text:p text:style-name="P9"><text:span text:style-name="T18">Note that one variable may have one </text:span><text:span text:style-name="T18">or more </text:span><text:span text:style-name="T18">production bod</text:span><text:span text:style-name="T18">ies </text:span><text:span text:style-name="T18">separated by a </text:span><text:span text:style-name="T1">| </text:span><text:span text:style-name="T18"><text:s/>. </text:span><text:span text:style-name="T18">Each production may have one action with multiple C</text:span><text:span text:style-name="T18"> </text:span><text:span text:style-name="T18">statements. In the above example the variable has two production bodies </text:span><text:span text:style-name="T1">expr PLUS expr</text:span><text:span text:style-name="T18"> and </text:span><text:span text:style-name="T1">NUM</text:span><text:span text:style-name="T18">. The first production body has an associated print action while the second does not. </text:span><text:span text:style-name="T1">yyparse()</text:span><text:span text:style-name="T18"> executes the action only when the body </text:span><text:span text:style-name="T1">expr PLUS expr</text:span><text:span text:style-name="T18"> has been matched </text:span><text:span text:style-name="T18">with the input</text:span><text:span text:style-name="T18">.</text:span></text:p>
      <text:p text:style-name="P6"><text:soft-page-break/></text:p>
      <text:p text:style-name="P7">2.2.3<text:tab/>Auxiliary functions</text:p>
      <text:p text:style-name="P7"/>
      <text:p text:style-name="P9"><text:span text:style-name="T18">The Auxiliary functions section consist of a </text:span><text:span text:style-name="T1">main()</text:span><text:span text:style-name="T18"> definition. </text:span><text:span text:style-name="T18">YACC generates code for all the rules and places into the definition of </text:span><text:span text:style-name="T1">yyparse()</text:span><text:span text:style-name="T18"> in the </text:span><text:span text:style-name="T7">y.tab.c</text:span><text:span text:style-name="T18"> file. </text:span><text:span text:style-name="T1">yyparse()</text:span><text:span text:style-name="T18"> must be invoked in the </text:span><text:span text:style-name="T1">main()</text:span><text:span text:style-name="T18"> function's definition</text:span><text:span text:style-name="T18"> to parse the input</text:span><text:span text:style-name="T18">. </text:span></text:p>
      <text:p text:style-name="P9"><text:span text:style-name="T18">In addition to this YACC generated code, </text:span><text:span text:style-name="T18">the programmer may wish to add his own code to the </text:span><text:span text:style-name="T1">y.tab.c</text:span><text:span text:style-name="T18"> file. </text:span><text:span text:style-name="T18">The Auxiliary functions section allows the programmer to achieve this.</text:span><text:span text:style-name="T18"> </text:span></text:p>
      <text:p text:style-name="P6"/>
      <text:p text:style-name="P6">Example:</text:p>
      <text:p text:style-name="P6"/>
      <text:p text:style-name="P8">%{</text:p>
      <text:p text:style-name="P8"/>
      <text:p text:style-name="P8">#include&lt;stdio.h&gt;</text:p>
      <text:p text:style-name="P8"/>
      <text:p text:style-name="P8">%}</text:p>
      <text:p text:style-name="P8"/>
      <text:p text:style-name="P8">%token NUM PLUS</text:p>
      <text:p text:style-name="P8"/>
      <text:p text:style-name="P8">%%</text:p>
      <text:p text:style-name="P8"/>
      <text:p text:style-name="P8">expr<text:tab/>:<text:tab/>expr PLUS expr<text:tab/>{my_print(“parsing complete”);}</text:p>
      <text:p text:style-name="P8"><text:tab/>|<text:tab/>NUM<text:tab/><text:tab/><text:tab/><text:tab/></text:p>
      <text:p text:style-name="P8"><text:tab/>;</text:p>
      <text:p text:style-name="P8"/>
      <text:p text:style-name="P8">%%</text:p>
      <text:p text:style-name="P6"/>
      <text:p text:style-name="P13">void my_print(char* str)</text:p>
      <text:p text:style-name="P13">{</text:p>
      <text:p text:style-name="P13"><text:tab/>printf(“Message: %s”,str);</text:p>
      <text:p text:style-name="P13">}</text:p>
      <text:p text:style-name="P13"/>
      <text:p text:style-name="P13">void yyerror()</text:p>
      <text:p text:style-name="P13">{</text:p>
      <text:p text:style-name="P13"><text:tab/>printf(“Syntax Error”);</text:p>
      <text:p text:style-name="P13">}</text:p>
      <text:p text:style-name="P8"/>
      <text:p text:style-name="P8">int main()</text:p>
      <text:p text:style-name="P8">{</text:p>
      <text:p text:style-name="P8"><text:tab/>yyparse();</text:p>
      <text:p text:style-name="P8"><text:tab/>return 1;</text:p>
      <text:p text:style-name="P8">}</text:p>
      <text:p text:style-name="P8"/>
      <text:p text:style-name="P9">Sample Input/Output:</text:p>
      <text:p text:style-name="P9"/>
      <text:p text:style-name="P8"><text:soft-page-break/>I:<text:tab/>2+2</text:p>
      <text:p text:style-name="P8">O:<text:tab/>Message: parsing complete</text:p>
      <text:p text:style-name="P8"/>
      <text:p text:style-name="P8">I:<text:tab/>2-2</text:p>
      <text:p text:style-name="P6">O:<text:tab/>Syntax Erro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8"><text:s text:c="2"/>The Driver for an LR(1) Parser</text:p>
      <text:p text:style-name="P6"/>
      <text:p text:style-name="P6"><text:s text:c="3"/></text:p>
      <text:p text:style-name="P17"><text:s text:c="11"/>push INVALID</text:p>
      <text:p text:style-name="P17"><text:s text:c="11"/>push start state , s<text:span text:style-name="T19">0</text:span></text:p>
      <text:p text:style-name="P17"><text:s text:c="10"/>word <text:s text:c="2"/>← NextWord()</text:p>
      <text:p text:style-name="P17"><text:s text:c="2"/></text:p>
      <text:p text:style-name="P17"><text:s text:c="9"/>while(true)</text:p>
      <text:p text:style-name="P17"><text:s text:c="13"/>s <text:s/>← top of stack </text:p>
      <text:p text:style-name="P17"><text:s text:c="13"/>if Action[s,word] = “shift s<text:span text:style-name="T19">i</text:span><text:span text:style-name="T20">” then</text:span></text:p>
      <text:p text:style-name="P17"><text:span text:style-name="T20"><text:s text:c="19"/>push word</text:span></text:p>
      <text:p text:style-name="P17"><text:span text:style-name="T20"><text:s text:c="19"/>push s</text:span><text:span text:style-name="T19">i</text:span></text:p>
      <text:p text:style-name="P17"><text:span text:style-name="T19"><text:s text:c="31"/></text:span><text:span text:style-name="T20">word ← NextWord()</text:span></text:p>
      <text:p text:style-name="P17"><text:span text:style-name="T20"><text:s text:c="12"/>else if Action[s,word] = “reduce A → </text:span><text:span text:style-name="T21">ß</text:span><text:span text:style-name="T20">” then</text:span></text:p>
      <text:p text:style-name="P17"><text:span text:style-name="T20"><text:s text:c="17"/>pop 2 * </text:span><text:span text:style-name="T23">|</text:span><text:span text:style-name="T21">ß</text:span><text:span text:style-name="T22">| </text:span><text:span text:style-name="T21">symbols</text:span></text:p>
      <text:p text:style-name="P17"><text:span text:style-name="T22"><text:s text:c="23"/>s ← <text:s/></text:span><text:span text:style-name="T21">top of stack</text:span></text:p>
      <text:p text:style-name="P17"><text:span text:style-name="T21"><text:s text:c="22"/>push A</text:span></text:p>
      <text:p text:style-name="P17"><text:span text:style-name="T21"><text:s text:c="21"/>push Goto[s,A]</text:span></text:p>
      <text:p text:style-name="P17"><text:span text:style-name="T21"><text:s text:c="15"/>else if Action[s,word] = “accept” then</text:span></text:p>
      <text:p text:style-name="P17"><text:span text:style-name="T21"><text:s text:c="21"/>return </text:span></text:p>
      <text:p text:style-name="P17"><text:span text:style-name="T21"><text:s text:c="15"/>else report syntax error and halt</text:span></text:p>
      <text:p text:style-name="P17"><text:span text:style-name="T21"/></text:p>
      <text:p text:style-name="P17"><text:span text:style-name="T21"><text:s text:c="12"/></text:span></text:p>
      <text:p text:style-name="P17"><text:s text:c="2"/></text:p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Ubuntu" svg:font-family="Ubuntu"/>
    <style:font-face style:name="DejaVu Sans1" svg:font-family="'DejaVu Sans'" style:font-family-generic="swiss"/>
    <style:font-face style:name="LMMonoLtCond10" svg:font-family="LMMonoLtCond10" style:font-pitch="fixed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05:07:11</meta:creation-date>
    <meta:generator>LibreOffice/3.5$Linux_x86 LibreOffice_project/350m1$Build-2</meta:generator>
    <dc:date>2013-09-17T21:13:19</dc:date>
    <meta:editing-duration>PT4H18M14S</meta:editing-duration>
    <meta:editing-cycles>242</meta:editing-cycles>
    <dc:creator>bond </dc:creator>
    <meta:document-statistic meta:table-count="0" meta:image-count="0" meta:object-count="0" meta:page-count="7" meta:paragraph-count="118" meta:word-count="1073" meta:character-count="6487" meta:non-whitespace-character-count="5160"/>
  </office:meta>
</office:document-meta>
</file>